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4e" officeooo:paragraph-rsid="0005214e"/>
    </style:style>
    <style:style style:name="P2" style:family="paragraph" style:parent-style-name="Standard">
      <style:text-properties officeooo:rsid="0005214e" officeooo:paragraph-rsid="0006a5bc"/>
    </style:style>
    <style:style style:name="P3" style:family="paragraph" style:parent-style-name="Standard">
      <style:text-properties officeooo:rsid="000ebf2f" officeooo:paragraph-rsid="000ebf2f"/>
    </style:style>
    <style:style style:name="P4" style:family="paragraph" style:parent-style-name="Standard">
      <style:text-properties fo:color="#800000" officeooo:rsid="0013f050" officeooo:paragraph-rsid="0013f050" fo:background-color="#ffff00"/>
    </style:style>
    <style:style style:name="P5" style:family="paragraph" style:parent-style-name="Text_20_body">
      <style:text-properties officeooo:rsid="0016fa48" officeooo:paragraph-rsid="0016fa48"/>
    </style:style>
    <style:style style:name="P6" style:family="paragraph" style:parent-style-name="Text_20_body" style:list-style-name="L2">
      <style:text-properties officeooo:rsid="001a6668" officeooo:paragraph-rsid="001a6668"/>
    </style:style>
    <style:style style:name="P7" style:family="paragraph" style:parent-style-name="Text_20_body">
      <style:text-properties officeooo:paragraph-rsid="000ebf2f"/>
    </style:style>
    <style:style style:name="T1" style:family="text">
      <style:text-properties officeooo:rsid="000556cd"/>
    </style:style>
    <style:style style:name="T2" style:family="text">
      <style:text-properties officeooo:rsid="000615f0"/>
    </style:style>
    <style:style style:name="T3" style:family="text">
      <style:text-properties officeooo:rsid="0006a5bc"/>
    </style:style>
    <style:style style:name="T4" style:family="text">
      <style:text-properties officeooo:rsid="0006c744"/>
    </style:style>
    <style:style style:name="T5" style:family="text">
      <style:text-properties officeooo:rsid="0007cd43"/>
    </style:style>
    <style:style style:name="T6" style:family="text">
      <style:text-properties officeooo:rsid="0009b1a7"/>
    </style:style>
    <style:style style:name="T7" style:family="text">
      <style:text-properties officeooo:rsid="000c168e"/>
    </style:style>
    <style:style style:name="T8" style:family="text">
      <style:text-properties officeooo:rsid="000d1461"/>
    </style:style>
    <style:style style:name="T9" style:family="text">
      <style:text-properties officeooo:rsid="000e8a9b"/>
    </style:style>
    <style:style style:name="T10" style:family="text">
      <style:text-properties officeooo:rsid="000ebf2f"/>
    </style:style>
    <style:style style:name="T11" style:family="text">
      <style:text-properties officeooo:rsid="0012db0f"/>
    </style:style>
    <style:style style:name="T12" style:family="text">
      <style:text-properties officeooo:rsid="0014b6f8"/>
    </style:style>
    <style:style style:name="T13" style:family="text">
      <style:text-properties officeooo:rsid="00165b0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padding plutot que faire des padding pour chaque div en css*</text:p>
      <text:p text:style-name="P1">-<text:span text:style-name="T1">travailler sur atom : évite d’avoir des chemins d’accès partout</text:span></text:p>
      <text:p text:style-name="P1">-<text:span text:style-name="T2">faire tout avec git et pas faire des dossiers direct dans document</text:span></text:p>
      <text:p text:style-name="P2">-<text:span text:style-name="T3">github pages pour sauvegarder : dans settings</text:span></text:p>
      <text:p text:style-name="P1">-<text:span text:style-name="T3">slash (/) dans mon adresse io github et je tombe direct sur mon site master</text:span></text:p>
      <text:p text:style-name="P1">-<text:span text:style-name="T4">avant chaque merging, je pull request, les profs commentent et c’est ok</text:span></text:p>
      <text:p text:style-name="P1">-<text:span text:style-name="T5">github : issues-→ trucs à améliorer : ex : add color (espace de discussion pour résoudre un pb)</text:span></text:p>
      <text:p text:style-name="P1">-<text:span text:style-name="T6">commit : toujours obligatoire</text:span></text:p>
      <text:p text:style-name="P1">-<text:span text:style-name="T7">LGTM looks good to me</text:span></text:p>
      <text:p text:style-name="P1">--<text:span text:style-name="T8">supprimer branches lorsque bien mergé</text:span></text:p>
      <text:p text:style-name="P1">-<text:span text:style-name="T9">développeuse web</text:span></text:p>
      <text:p text:style-name="P1">-</text:p>
      <text:p text:style-name="P1"/>
      <text:p text:style-name="P1"/>
      <text:p text:style-name="P1">-<text:span text:style-name="T10">1 créer repo sur github</text:span></text:p>
      <text:p text:style-name="P1">-<text:span text:style-name="T10">le repo est local, faire un git clone avec l’adresse du repo que je veux clonner</text:span></text:p>
      <text:p text:style-name="P3">(pour voir si ça à marcher git remote .v)</text:p>
      <text:p text:style-name="P3"/>
      <text:p text:style-name="P4">reste à faire :</text:p>
      <text:p text:style-name="P3"/>
      <text:p text:style-name="P7"/>
      <text:list xml:id="list745159881234611578" text:style-name="L2">
        <text:list-header>
          <text:p text:style-name="P6"/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29:14.879517088</meta:creation-date>
    <dc:date>2018-01-08T01:21:50.400800895</dc:date>
    <meta:editing-duration>PT16H22M18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39" meta:character-count="758" meta:non-whitespace-character-count="637"/>
  </office:meta>
</office:document-meta>
</file>